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>
        <style:tab-stops/>
      </style:paragraph-properties>
    </style:style>
    <style:style style:name="P2" style:family="paragraph" style:parent-style-name="Standard">
      <style:paragraph-properties loext:contextual-spacing="false" fo:margin-top="0cm" fo:margin-bottom="0cm">
        <style:tab-stops/>
      </style:paragraph-properties>
    </style:style>
    <style:style style:name="P3" style:family="paragraph" style:parent-style-name="Text_20_body">
      <style:paragraph-properties fo:margin-top="0cm" fo:margin-bottom="0cm">
        <style:tab-stops/>
      </style:paragraph-properties>
    </style:style>
    <style:style style:name="T1" style:family="text">
      <style:text-properties fo:color="#000000" style:font-name="Arial" fo:background-color="#ffffff" loext:char-shading-value="0"/>
    </style:style>
    <style:style style:name="T2" style:family="text">
      <style:text-properties fo:color="#000000" style:font-name="Arial" fo:font-weight="bold" fo:background-color="#ffffff" style:font-weight-asian="bold" style:font-weight-complex="bold" loext:char-shading-value="0"/>
    </style:style>
    <style:style style:name="T3" style:family="text">
      <style:text-properties style:font-name="Arial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Arial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2">Crawl pom-files from maven repo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$ wget -U "Mozilla/1.0N (Windows)" -c -b -l 20 -A pom -np -rkpN -e robots=off https://repo1.maven.org/maven2/</text:span></text:span></text:p>
      <text:p text:style-name="P1"><text:span text:style-name="Source_20_Text"><text:span text:style-name="T3"/></text:span></text:p>
      <text:p text:style-name="P1"><text:span text:style-name="Source_20_Text"><text:span text:style-name="T3">-r</text:span></text:span><text:span text:style-name="T3"> means recursively</text:span></text:p>
      <text:p text:style-name="P1"><text:span text:style-name="Source_20_Text"><text:span text:style-name="T3">-k</text:span></text:span><text:span text:style-name="T3"> means convert links. So links on the webpage will be localhost instead of example.com/bla</text:span></text:p>
      <text:p text:style-name="P1"><text:span text:style-name="Source_20_Text"><text:span text:style-name="T3">-p</text:span></text:span><text:span text:style-name="T3"> means get all webpage resources so obtain images and javascript files to make website work properly.</text:span></text:p>
      <text:p text:style-name="P1"><text:span text:style-name="Source_20_Text"><text:span text:style-name="T3">-N</text:span></text:span><text:span text:style-name="T3"> is to retrieve timestamps so if local files are newer than files on remote website skip them.</text:span></text:p>
      <text:p text:style-name="P1"><text:span text:style-name="Source_20_Text"><text:span text:style-name="T3">-e</text:span></text:span><text:span text:style-name="T3"> is a flag option it needs to be there for the </text:span><text:span text:style-name="Source_20_Text"><text:span text:style-name="T3">robots=off</text:span></text:span><text:span text:style-name="T3"> to work.</text:span></text:p>
      <text:p text:style-name="P1"><text:span text:style-name="Source_20_Text"><text:span text:style-name="T3">robots=off</text:span></text:span><text:span text:style-name="T3"> means ignore robots file. </text:span></text:p>
      <text:p text:style-name="P1"><text:span text:style-name="T3">I also had </text:span><text:span text:style-name="Source_20_Text"><text:span text:style-name="T3">-c</text:span></text:span><text:span text:style-name="T3"> in this command so if they connection dropped if would continue where it left off from when i re-run the command. I figured </text:span><text:span text:style-name="Source_20_Text"><text:span text:style-name="T3">-N</text:span></text:span><text:span text:style-name="T3"> would go well with </text:span><text:span text:style-name="Source_20_Text"><text:span text:style-name="T3">-c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4">Get all urls of one website (not recursively):</text:span></text:span></text:p>
      <text:p text:style-name="P1"><text:span text:style-name="Source_20_Text"><text:span text:style-name="T5">$ lynx -listonly -nonumbers -dump https://repo1.maven.org/maven2/ &gt; urls.txt</text:span></text:span></text:p>
      <text:p text:style-name="P1"><text:span text:style-name="Source_20_Text"><text:span text:style-name="T5"/></text:span></text:p>
      <text:p text:style-name="P1"><text:span text:style-name="Source_20_Text"><text:span text:style-name="T4">Doesn't work -.-</text:span></text:span></text:p>
      <text:p text:style-name="P1"><text:span text:style-name="Source_20_Text"><text:span text:style-name="T5">$parallel -j 5 wget -U "Mozilla/1.0N (Windows)" -c -b -l 20 -A pom -np -rkpN -e robots=off -i urls.txt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ource_20_Text" style:display-name="Source Text" style:family="text">
      <style:text-properties style:font-name="Liberation Mono" style:font-name-asian="Nimbus Mono L" style:font-name-complex="Liberation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3:51:12.885296849</meta:creation-date>
    <dc:date>2015-12-08T16:39:50</dc:date>
    <meta:editing-duration>PT25M52S</meta:editing-duration>
    <meta:editing-cycles>9</meta:editing-cycles>
    <meta:generator>LibreOffice/3.5$Linux_x86 LibreOffice_project/350m1$Build-2</meta:generator>
    <dc:creator>hilde </dc:creator>
    <meta:document-statistic meta:table-count="0" meta:image-count="0" meta:object-count="0" meta:page-count="1" meta:paragraph-count="13" meta:word-count="165" meta:character-count="961" meta:non-whitespace-character-count="806"/>
  </office:meta>
</office:document-meta>
</file>